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9C4000007538B018440954038B4.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Poppins" svg:font-family="Poppi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oppins1" svg:font-family="Poppins" style:font-family-generic="system" style:font-pitch="variable"/>
  </office:font-face-decls>
  <office:automatic-styles>
    <style:style style:name="P1" style:family="paragraph" style:parent-style-name="Standard">
      <style:paragraph-properties fo:padding="0in" fo:border="none"/>
    </style:style>
    <style:style style:name="P2" style:family="paragraph" style:parent-style-name="Standard">
      <style:paragraph-properties fo:padding="0in" fo:border="none"/>
      <style:text-properties style:font-name="Poppins" fo:font-size="36pt" fo:font-style="normal" fo:font-weight="bold" style:font-name-asian="Poppins1" style:font-size-asian="36pt" style:font-style-asian="normal" style:font-weight-asian="bold" style:font-name-complex="Poppins1" style:font-size-complex="36pt"/>
    </style:style>
    <style:style style:name="P3" style:family="paragraph" style:parent-style-name="Standard">
      <style:paragraph-properties fo:padding="0in" fo:border="none"/>
      <style:text-properties fo:color="#0000ee" style:text-underline-style="solid" style:text-underline-width="auto" style:text-underline-color="font-color"/>
    </style:style>
    <style:style style:name="P4" style:family="paragraph" style:parent-style-name="Standard">
      <style:paragraph-properties fo:margin-top="0in" fo:margin-bottom="0.1665in" loext:contextual-spacing="false" fo:line-height="100%" fo:padding="0in" fo:border="none"/>
    </style:style>
    <style:style style:name="P5" style:family="paragraph" style:parent-style-name="Standard">
      <style:paragraph-properties fo:margin-top="0in" fo:margin-bottom="0.1665in" loext:contextual-spacing="false" fo:line-height="100%" fo:padding="0in" fo:border="none"/>
      <style:text-properties fo:color="#0000ee" style:text-underline-style="solid" style:text-underline-width="auto" style:text-underline-color="font-color"/>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color="#0000ee" style:text-underline-style="solid" style:text-underline-width="auto" style:text-underline-color="font-color"/>
    </style:style>
    <style:style style:name="P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8" style:family="paragraph" style:parent-style-name="Heading_20_1">
      <style:paragraph-properties fo:padding="0in" fo:border="none"/>
    </style:style>
    <style:style style:name="P9" style:family="paragraph" style:parent-style-name="Heading_20_1">
      <style:paragraph-properties fo:margin-top="0in" fo:margin-bottom="0.1665in" loext:contextual-spacing="false" fo:line-height="100%" fo:padding="0in" fo:border="none"/>
    </style:style>
    <style:style style:name="P10" style:family="paragraph" style:parent-style-name="Heading_20_1">
      <style:paragraph-properties fo:break-before="page" fo:padding="0in" fo:border="none"/>
    </style:style>
    <style:style style:name="P11" style:family="paragraph" style:parent-style-name="Heading_20_1" style:master-page-name="Standard">
      <style:paragraph-properties style:page-number="1" fo:padding="0in" fo:border="none"/>
    </style:style>
    <style:style style:name="T1" style:family="text">
      <style:text-properties style:font-name="Poppins" fo:font-size="36pt" fo:font-style="normal" fo:font-weight="bold" style:font-name-asian="Poppins1" style:font-size-asian="36pt" style:font-style-asian="normal" style:font-weight-asian="bold" style:font-name-complex="Poppins1" style:font-size-complex="36pt"/>
    </style:style>
    <style:style style:name="T2" style:family="text">
      <style:text-properties style:font-name="Poppins" style:font-name-asian="Poppins1" style:font-name-complex="Poppins1"/>
    </style:style>
    <style:style style:name="T3" style:family="text">
      <style:text-properties fo:color="#0000ee"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Roaming photo booth rental Balboa Island</text:span></text:p>
      <text:p text:style-name="P2"/>
      <text:p text:style-name="P1">The technology is already in tall demand. publicity and production companies along behind party planners are clamoring to safe their event dates to come up with the money for clients a exaggeration to generate radical and fascinating content. How it works is a tall definition camera orbits in this area concern goers and films a 360 degree slow motion video thats streamed to a social media sharing station where users can instantly right of entry their videos. A video director helps to stage users to ensure the best video is captured even though an on-site host assists users in sharing the completed product. The company hopes the supplement of a 360 photo booth will broaden its photo booth offerings. In the age of Instagram, content is king and video content in particular is forging the artifice to social media conquest.</text:p>
      <text:p text:style-name="P1">This week, we announced the initiation of a 360 degree slow-motion video booth. Its a game-changer because of the unique addict experience it provides and because theres such tall request for this type of content. publicity and production companies are already clamoring to secure their business dates appropriately they can pay for clients when campaigner content generation. The booths high-definition camera circles almost people at an event, filming a 360-degree slow-motion video. Guests are later competent to instantly allocation that video via social media in a sharing station, where theyre assisted by a special host. We wish the auxiliary of a 360 photo booth will broaden the companys photo booth offerings and enhance their accomplish into different markets.</text:p>
      <text:p text:style-name="P1">Next week, we announced their opening of a 360 slow goings-on video booth. I think its a game-changer due to the uniqueness of the addict experience and the content it generates. The other help is already in tall demand. publicity and production companies, along behind party planners, have been contacting us to safe their dates, hoping to have enough money clients considering avant-garde and interesting content. As a guest stands in tummy of the high-definition camera, it orbits approximately them and films a 360 slow-motion video. Guests instantly permission their videos in a booth from which they can portion their videos upon social media or download them to their phones. In accessory to video and photo booths we already offer, we wish that the addition of a 360 photo booth will broaden our offerings. In this day and age, good photos and videos are with reference to more important than the thing itself in the manner of it comes to hosting actions on Instagram. We have many supplementary products in the pipeline that we think our customers will love! </text:p>
      <text:p text:style-name="P1">In the age of Instagram, its clear that high-quality content is king and video content, in particular, is leading the artifice to social media conquest. The booth is first rolling out at locations in the same way as holiday markets before visceral affable for everyone. As seen upon YouTube, Instagram, Facebook, and new social media channels how much fun people have behave videos afterward contacts and family; I take this will truly allow off in imitation of activities using this device. Even more in view of that at comings and goings gone participants who have no idea how to use conventional video equipment or software. I often look people posting photos on Instagram or Facebook from a good night out and encourage stage at a concert. Sometimes they are filmed from inside their friends phone. Due to that limitation, these clips will not get into your feed without some finessing in reveal production upon video editing software. Coming soon to a city close you! If you are planning an event, now may be the time to employ an advertising agency or even bring in your own specialists to set occurring this let pass of the art booth right at your next behave or film premiere.</text:p>
      <text:p text:style-name="P1">To use the other service, customers enter the booth using an iPad. A high-definition camera orbits in the region of the booth, filming a slow-motion video in 360 degrees. Customers receive their videos at a livestreaming table and can later use an iPad to share their videos in imitation of the world. A video director helps arrange customers in the best reachable way to ensure great footage. An usher assists customers using the iPad at the livestreaming table.</text:p>
      <text:p text:style-name="P1">The company hopes that the accessory of a 360-degree photo booth will broaden its photo booth offerings.</text:p>
      <text:p text:style-name="P1">This week, we announced the initiation of their extra 360 slow interest video booth. Theyre already in high demand: event planners and businesses want to book the booths at their events, and promotion agencies and businesses desire more information. How it works is a high definition camera orbiting nearly situation goers and films a 360 degree slow goings-on video. Videos are subsequently streamed to a social media sharing station where users can instantly entry their videos. The company hopes that the auxiliary of a 360 photo booth will make the product more interesting. </text:p>
      <text:p text:style-name="P1"/>
      <text:p text:style-name="P1">Photo booths have always been a classic exaggeration of having fun at a party or issue in this area orangey County. Its no surprise that appropriately many people enjoy getting their photos taken at a photo booth. fortunate Frog Photo Booth in OC offers an assortment of photo booth packages to clash any celebration or issue type. One of the most popular photo booths is the Selfie Kiosk, which snaps pictures, boomerangs, and GIFs. Guests get essentially ablaze following these photo booths because they can watch themselves have emotional impact on in looped photos and videos, and they create good entertainment at a party. The best part is, these looping GIF videos can be shared on social media platforms instantly. Photos are an excellent quirk to preserve memories from your special occasion, and nowadays, you can even create video messages from the video booth in just seconds. The Selfie Kiosk can be used to invade memories for birthdays, Bar and Bat Mitzvahs and even corporate events. These GIF animations are shared directly as soon as guests in seconds, making your event more popular online. fortunate Frog Photo Booth in OC offers you the unintentional to acquire your photos and videos taken just the pretentiousness you desire them at any event. Is your neighboring matter approaching yellowish-brown County a Seminar, Conference, Trade perform or Workshop? maybe just a regular corporate event? fortunate Frog Photo Booth OC has a variety of fun photo booth packages to combat all occasion. One of their packages is the GIF booth, which takes a burst of pictures that are summative into a quick video. The video is after that looped and is an instant hit in the manner of everyone! Guests can text, email, and allocation the video on social media for timeless memories. Photos are unconventional excellent way to commemorate your special occasion. lucky Frog Photo Booth in OC next offers a unique photo booth experience, absolute for weddings, birthdays, Bar/Bat Mitzvahs, etc.Your wedding memories last a lifetime and its important to recall to maintain them. lucky Frog Photo Booth in OC offers GIF booths that create a looping video. Its an fascinating concept that is perfect for any event. If you are in the market for photo booths, GIFs, Boomerangs, or 360 video booths for your wedding, birthday celebration, Bar Mitzvah, or corporate event, lucky Frog Photo Booth in OC has you covered. </text:p>
      <text:p text:style-name="P1">A grad party is a special celebration that commemorates a student's accomplishments, and at the same get older is an opportunity for parents to award their children. Whether it be graduating from college as an undergraduate, high scholastic as a freshman, or even kindergarten, the grad party is the perfect reason to celebrate subsequently a photo booth or a selfie booth. even though there are many ways to celebrate the student, having a photo booth at a grad party is one quirk that allows every of their contacts to get to know them and each supplementary in a fun and easy way. It moreover creates amazing memories for them to save forever.</text:p>
      <text:p text:style-name="P1">Graduations; friends and associates arrive together to celebrate a in the same way as in a lifetime achievement. What enlarged pretentiousness to honor their accomplishments than to rent a photo booth? A photo booth is the absolute entertainment for a high researcher or speculative graduation party: It allows classmates to interact and celebrate their momentous achievement. {} Booking an edit air photo booth is a good pretension to preserve graduation memories for approximately everyone; even bashful grads will have no trouble taking a few selfies as they slant their graduation into a genuine celebration. </text:p>
      <text:p text:style-name="P1"/>
      <text:p text:style-name="P1">If you setting taking into account a party afterward a picture booth is the mannerism to go, there are a number of affordable services out there. Rental companies will manage to pay for the backdrop, props, and person to pretend the equipment. You just choose what kind of booth and theme you want. Karaoke is well-liked at grad parties since not everyone can member in upon formal dancing or singing. These facilities will send someone higher than to set stirring the equipment and deed guests how to use it. next people can sing along gone a microphone or even conveniently watch their friends and lp the video for posterity. The process of recording and sharing videos has been on the subject of for years in imitation of desktop software in the manner of Windows Movie Maker, but now consumers have many alternative options to collaborate, chat, and allocation content in imitation of associates every from their own social media platforms next Facebook Messenger and Skype. These tools allow users to seamlessly allowance content directly onto their friends feeds, eliminating the compulsion to distress about editing or uploading files to YouTube.</text:p>
      <text:p text:style-name="P1"> If you want to create the illusion of an venturesome put on an act in a private house that isnt actually in reality happening inside your energetic room, see no other than a karaoke machine. though DJ's may nevertheless be relevant for thing events, for everything else, a karaoke machine could be ideal for both novelty and utility. every you have to pull off is be close to your phone or laptop through Bluetooth or USB and pick out your favorite song or some old-fashioned standby. You'll have your own private feint flavor from which abandoned you or others as soon as compatible tech can look what's happening. You'll never anew have to awkwardly hear to someone croon out of song as soon as no one invited them to sing (nor will you have to endure those awkward moments yourself). That's one matter more or less karaoke that has always been great: letting people who love music and singing run the measure rather than a hired musician who thinks these people should sing bigger (and quite frankly probably wouldn't acquire paid as much).</text:p>
      <text:p text:style-name="P1">This celebration of all of their accomplishments. associates and links connect together in this celebration. What enlarged pretentiousness to great compliment the student than to have memories of all of their contacts for them to save forever. And what better pretentiousness to get that than using an instant photo booth rental? Its absolute for grad parties because it allows guests to fuse and take pictures afterward each other. A portray is one of the most treasured items a person can have, therefore reserving a photo booth for your party is a great artifice to immortalize those memories for the get out of of your life. every person has a substitute personality or likes exchange ways of entertainment. correspondingly even your bashful guests shouldnt have a difficulty jumping into a photo booth for a few pictures. Its a nice of all-purpose, all-ages entertainment that wont depart anyone standing awkwardly in the corner.</text:p>
      <text:p text:style-name="P1"> I have always loved knowing more or less things that my friends love and find beneficial and helpful, therefore I am always eager in hearing approximately things that they are using that might create my vibrancy easier as well. Today, my friend Jackie shares her favorite products on Amazon under $20 and they range from whatever you dependence to declutter and organize your home to outfits she finds delightful (and is maybe even afterward buying).</text:p>
      <text:p text:style-name="P4">BeachLife Festival is one the largest beach parties and flesh and blood music festivals in Southern California, held annually in Redondo seashore right bordering to the Redondo seashore Marina. Last year something like 11 thousand people attended the 3 day festival, and it featured many skillfully known artists.</text:p>
      <text:p text:style-name="P9"><text:span text:style-name="T2">RELEVANT KEYWORDS</text:span></text:p>
      <text:p text:style-name="P1">The list of keywords we used to create this document :</text:p>
      <text:p text:style-name="P1"/>
      <text:p text:style-name="P4">Roaming photo booth rental Garden Grove,Roaming photo booth rental Balboa Island,Roaming photo booth rental Los Alamitos</text:p>
      <text:p text:style-name="P10"><text:span text:style-name="T2">RECOMMENDED RESOURCES</text:span></text:p>
      <text:p text:style-name="P1">The list of resources and links we recommend you visit :</text:p>
      <text:p text:style-name="P1"/>
      <text:p text:style-name="P1"><text:a xlink:type="simple" xlink:href="https://docs.google.com/document/d/1wW8rHgNl0IyWD3rEP0PL3NZEHdMZkx5AgEEHxHKKLKM/edit?usp=sharing" text:style-name="ListLabel_20_1" text:visited-style-name="ListLabel_20_1"><text:span text:style-name="T3">Roaming photo booth rental Garden Grove</text:span></text:a></text:p>
      <text:p text:style-name="P1"><text:a xlink:type="simple" xlink:href="https://docs.google.com/document/d/1wW8rHgNl0IyWD3rEP0PL3NZEHdMZkx5AgEEHxHKKLKM/pub" text:style-name="ListLabel_20_1" text:visited-style-name="ListLabel_20_1"><text:span text:style-name="T3">Roaming photo booth rental Garden Grove pub</text:span></text:a></text:p>
      <text:p text:style-name="P1"><text:a xlink:type="simple" xlink:href="https://docs.google.com/document/d/1wW8rHgNl0IyWD3rEP0PL3NZEHdMZkx5AgEEHxHKKLKM/view" text:style-name="ListLabel_20_1" text:visited-style-name="ListLabel_20_1"><text:span text:style-name="T3">Roaming photo booth rental Garden Grove view</text:span></text:a></text:p>
      <text:p text:style-name="P3"/>
      <text:p text:style-name="P1"><text:a xlink:type="simple" xlink:href="https://sites.google.com/view/fountain-valley-gifphoto-booth/home" text:style-name="ListLabel_20_1" text:visited-style-name="ListLabel_20_1"><text:span text:style-name="T3">Roaming photo booth rental fountain valley</text:span></text:a></text:p>
      <text:p text:style-name="P1"><text:a xlink:type="simple" xlink:href="https://drive.google.com/drive/folders/1zrvrdIRXyzdlfDJxCPtaR8q9Pu7VZbIs?usp=sharing" text:style-name="ListLabel_20_1" text:visited-style-name="ListLabel_20_1"><text:span text:style-name="T3">Roaming photo booth rental fountain valley</text:span></text:a></text:p>
      <text:p text:style-name="P1"><text:a xlink:type="simple" xlink:href="https://news.google.com/rss/search?q=photobooth" text:style-name="ListLabel_20_1" text:visited-style-name="ListLabel_20_1"><text:span text:style-name="T3">Roaming photo booth rental fountain valley</text:span></text:a></text:p>
      <text:p text:style-name="P1"><text:a xlink:type="simple" xlink:href="https://drive.google.com/drive/folders/1XvxE0FbB-HWhtAolzJ9ED_1PxTrMWh97?usp=sharing" text:style-name="ListLabel_20_1" text:visited-style-name="ListLabel_20_1"><text:span text:style-name="T3">Roaming photo booth rental fountain valley Articles</text:span></text:a></text:p>
      <text:p text:style-name="P1"><text:a xlink:type="simple" xlink:href="https://drive.google.com/drive/folders/1KLHpJv8wV0FJsMxSF01gyxesEx-Ngi00?usp=sharing" text:style-name="ListLabel_20_1" text:visited-style-name="ListLabel_20_1"><text:span text:style-name="T3">Roaming photo booth rental fountain valley Photos</text:span></text:a></text:p>
      <text:p text:style-name="P1"><text:a xlink:type="simple" xlink:href="https://drive.google.com/drive/folders/1TTQbDRxpm7FkB9mTjW-gJxc0MbcVMhZp?usp=sharing" text:style-name="ListLabel_20_1" text:visited-style-name="ListLabel_20_1"><text:span text:style-name="T3">Roaming photo booth rental fountain valley PDFs</text:span></text:a></text:p>
      <text:p text:style-name="P1"><text:a xlink:type="simple" xlink:href="https://drive.google.com/drive/folders/1VRKHoZmvOtkQ9v_956VlQO6V1e4XH1VC?usp=sharing" text:style-name="ListLabel_20_1" text:visited-style-name="ListLabel_20_1"><text:span text:style-name="T3">Roaming photo booth rental fountain valley Slides</text:span></text:a></text:p>
      <text:p text:style-name="P1"><text:a xlink:type="simple" xlink:href="https://drive.google.com/file/d/1CRkk8lGsYTg1PzAsDBLamtOAmjsYaiuu/view?usp=sharing" text:style-name="ListLabel_20_1" text:visited-style-name="ListLabel_20_1"><text:span text:style-name="T3">Roaming photo booth rental fountain valley</text:span></text:a></text:p>
      <text:p text:style-name="P1"><text:a xlink:type="simple" xlink:href="https://drive.google.com/file/d/1XGhASpQL_fPrLbpGIgP8lRk5VUhK9uY9/view?usp=sharing" text:style-name="ListLabel_20_1" text:visited-style-name="ListLabel_20_1"><text:span text:style-name="T3">Roaming photo booth rental fountain valley</text:span></text:a></text:p>
      <text:p text:style-name="P1"><text:a xlink:type="simple" xlink:href="https://drive.google.com/file/d/1kPcxEfysqhBbJOKDz2ktCHvI5z5Ej-bO/view?usp=sharing" text:style-name="ListLabel_20_1" text:visited-style-name="ListLabel_20_1"><text:span text:style-name="T3">Roaming photo booth rental fountain valley</text:span></text:a></text:p>
      <text:p text:style-name="P1"><text:a xlink:type="simple" xlink:href="https://drive.google.com/file/d/1bNHd3WjeHgwLwcqTghDfPBmYkoQtOru2/view?usp=sharing" text:style-name="ListLabel_20_1" text:visited-style-name="ListLabel_20_1"><text:span text:style-name="T3">Roaming photo booth rental fountain valley</text:span></text:a></text:p>
      <text:p text:style-name="P1"><text:a xlink:type="simple" xlink:href="https://docs.google.com/spreadsheets/d/1GlP1QB_iQOmaGa11xuqtpEbntpeeApEEEOZ43NnSl-Q/edit?usp=sharing" text:style-name="ListLabel_20_1" text:visited-style-name="ListLabel_20_1"><text:span text:style-name="T3">Roaming photo booth rental fountain valley</text:span></text:a></text:p>
      <text:p text:style-name="P1"><text:a xlink:type="simple" xlink:href="https://docs.google.com/spreadsheet/pub?key=1GlP1QB_iQOmaGa11xuqtpEbntpeeApEEEOZ43NnSl-Q" text:style-name="ListLabel_20_1" text:visited-style-name="ListLabel_20_1"><text:span text:style-name="T3">Roaming photo booth rental fountain valley key</text:span></text:a></text:p>
      <text:p text:style-name="P1"><text:a xlink:type="simple" xlink:href="https://docs.google.com/spreadsheets/d/1GlP1QB_iQOmaGa11xuqtpEbntpeeApEEEOZ43NnSl-Q/pubhtml" text:style-name="ListLabel_20_1" text:visited-style-name="ListLabel_20_1"><text:span text:style-name="T3">Roaming photo booth rental fountain valley pubhtml</text:span></text:a></text:p>
      <text:p text:style-name="P1"><text:a xlink:type="simple" xlink:href="https://docs.google.com/spreadsheets/d/1GlP1QB_iQOmaGa11xuqtpEbntpeeApEEEOZ43NnSl-Q/pub" text:style-name="ListLabel_20_1" text:visited-style-name="ListLabel_20_1"><text:span text:style-name="T3">Roaming photo booth rental fountain valley pub</text:span></text:a></text:p>
      <text:p text:style-name="P1"><text:a xlink:type="simple" xlink:href="https://docs.google.com/spreadsheets/d/1GlP1QB_iQOmaGa11xuqtpEbntpeeApEEEOZ43NnSl-Q/view" text:style-name="ListLabel_20_1" text:visited-style-name="ListLabel_20_1"><text:span text:style-name="T3">Roaming photo booth rental fountain valley view</text:span></text:a></text:p>
      <text:p text:style-name="P1"><text:a xlink:type="simple" xlink:href="https://docs.google.com/forms/d/1EL1wM0tDwrst4OxwxEYsKT0JnelIL9jMQI0qtPlF3kI/edit?usp=sharing" text:style-name="ListLabel_20_1" text:visited-style-name="ListLabel_20_1"><text:span text:style-name="T3">Roaming photo booth rental fountain valley</text:span></text:a></text:p>
      <text:p text:style-name="P1"><text:a xlink:type="simple" xlink:href="https://docs.google.com/drawings/d/1b1DCH3WthiQyZ45YukHchI6EbugZnxkzQszRuLE9jsw/edit?usp=sharing" text:style-name="ListLabel_20_1" text:visited-style-name="ListLabel_20_1"><text:span text:style-name="T3">Roaming photo booth rental fountain valley</text:span></text:a></text:p>
      <text:p text:style-name="P1"><text:a xlink:type="simple" xlink:href="https://drive.google.com/file/d/1Ub_baxN1yIKa7z6PHbWKiQ5Hv3QmkYdb/view?usp=drivesdk" text:style-name="ListLabel_20_1" text:visited-style-name="ListLabel_20_1"><text:span text:style-name="T3">CTA or Logo</text:span></text:a></text:p>
      <text:p text:style-name="P1"><text:soft-page-break/><text:a xlink:type="simple" xlink:href="https://sites.google.com/view/aitransformphotobooth/home" text:style-name="ListLabel_20_1" text:visited-style-name="ListLabel_20_1"><text:span text:style-name="T3">CTA or Logo - image link</text:span></text:a></text:p>
      <text:p text:style-name="P1"><text:a xlink:type="simple" xlink:href="https://docs.google.com/document/d/1iSF2uFyDFbaBd0cOwU-1ZujMhTIJ5Bs6FFkXXtW7YMI/edit?usp=sharing" text:style-name="ListLabel_20_1" text:visited-style-name="ListLabel_20_1"><text:span text:style-name="T3">Roaming photo booth rental fountain valley</text:span></text:a></text:p>
      <text:p text:style-name="P1"><text:a xlink:type="simple" xlink:href="https://docs.google.com/document/d/1iSF2uFyDFbaBd0cOwU-1ZujMhTIJ5Bs6FFkXXtW7YMI/pub" text:style-name="ListLabel_20_1" text:visited-style-name="ListLabel_20_1"><text:span text:style-name="T3">Roaming photo booth rental fountain valley pub</text:span></text:a></text:p>
      <text:p text:style-name="P1"><text:a xlink:type="simple" xlink:href="https://docs.google.com/document/d/1iSF2uFyDFbaBd0cOwU-1ZujMhTIJ5Bs6FFkXXtW7YMI/view" text:style-name="ListLabel_20_1" text:visited-style-name="ListLabel_20_1"><text:span text:style-name="T3">Roaming photo booth rental fountain valley view</text:span></text:a></text:p>
      <text:p text:style-name="P1"><text:a xlink:type="simple" xlink:href="https://docs.google.com/presentation/d/1bO48_2bW8zg7WEQbWgTwLlyWIaU3s__7BnTLNEhINs4/edit?usp=sharing" text:style-name="ListLabel_20_1" text:visited-style-name="ListLabel_20_1"><text:span text:style-name="T3">Roaming photo booth rental fountain valley</text:span></text:a></text:p>
      <text:p text:style-name="P1"><text:a xlink:type="simple" xlink:href="https://docs.google.com/presentation/d/1bO48_2bW8zg7WEQbWgTwLlyWIaU3s__7BnTLNEhINs4/pub?start=true&amp;loop=true&amp;delayms=3000" text:style-name="ListLabel_20_1" text:visited-style-name="ListLabel_20_1"><text:span text:style-name="T3">Roaming photo booth rental fountain valley pub</text:span></text:a></text:p>
      <text:p text:style-name="P1"><text:a xlink:type="simple" xlink:href="https://docs.google.com/presentation/d/1bO48_2bW8zg7WEQbWgTwLlyWIaU3s__7BnTLNEhINs4/view" text:style-name="ListLabel_20_1" text:visited-style-name="ListLabel_20_1"><text:span text:style-name="T3">Roaming photo booth rental fountain valley view</text:span></text:a></text:p>
      <text:p text:style-name="P1"><text:a xlink:type="simple" xlink:href="https://docs.google.com/presentation/d/1bO48_2bW8zg7WEQbWgTwLlyWIaU3s__7BnTLNEhINs4/htmlpresent" text:style-name="ListLabel_20_1" text:visited-style-name="ListLabel_20_1"><text:span text:style-name="T3">Roaming photo booth rental fountain valley html</text:span></text:a></text:p>
      <text:p text:style-name="P1"><text:a xlink:type="simple" xlink:href="https://calendar.google.com/calendar/embed?src=09eab64a295b76274a36193889fc0966b955c5ad32cd573594ef47aabaa52f1a@group.calendar.google.com" text:style-name="ListLabel_20_1" text:visited-style-name="ListLabel_20_1"><text:span text:style-name="T3">Calendar - Roaming photo booth rental fountain valley</text:span></text:a></text:p>
      <text:p text:style-name="P1"><text:a xlink:type="simple" xlink:href="https://www.google.com/calendar/event?eid=OWdzZXUyMThvZjdhMDE3N2xxNTliaGh2c2s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dTFsNmk4YjdkY2p1amQzNmkzZTdiYTF2am8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NTZucGZrdTlrNGl2YjBzajk5bTdmaDB0N28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N29kYWF1ODJjczQ3ZXBiczA3ZjlmOG5qYjg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ZWNxZ3Brdm1xYTltZGlpaDNlbGZqcW1uOTQ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aG90dmNiY3NlMGs0Y2s5dGxpYmU3bmliM3M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NXJrMHBoNGhzYm1mNjhtYWV2cDFza3Q4bjg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OGVnYjNnMW9mNGo1bmZ1M3RtNjM1c3NmMGc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NzQzbjdwYmMzODl0Y2JhYXF0MnRoa2tlcTA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am10NXQ5dW4zNWc0amsyY2JyajI4dWVvYjA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ZmRkZW5pM2c0YTYyMTk0MDgxZ2Zzdmtnc28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dnY4MGkzZnNjODBqaGR2MWx0YW5iN3M5NHM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ZzUzYmRwam04aW5vcjAzMHZpc2hqMmJidXM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YWI2OGxvc3RpdWVyODNzY2MxN3V1ZjZyZ3M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NGY1OGVwNTNvYWE4dGlnNDZtOG1rb3Foa3M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youtu.be/cij3xm1LtS8" text:style-name="ListLabel_20_1" text:visited-style-name="ListLabel_20_1"><text:span text:style-name="T3">Roaming photo booth rental fountain valley</text:span></text:a></text:p>
      <text:p text:style-name="P1"><text:a xlink:type="simple" xlink:href="https://youtu.be/xcQXxcHLLWI" text:style-name="ListLabel_20_1" text:visited-style-name="ListLabel_20_1"><text:span text:style-name="T3">Roaming photo booth rental fountain valley</text:span></text:a></text:p>
      <text:p text:style-name="P1"><text:soft-page-break/><text:a xlink:type="simple" xlink:href="https://youtu.be/-wfRHfpyDRU" text:style-name="ListLabel_20_1" text:visited-style-name="ListLabel_20_1"><text:span text:style-name="T3">Roaming photo booth rental fountain valley</text:span></text:a></text:p>
      <text:p text:style-name="P1"><text:a xlink:type="simple" xlink:href="https://youtu.be/wm3S3txTd24" text:style-name="ListLabel_20_1" text:visited-style-name="ListLabel_20_1"><text:span text:style-name="T3">Roaming photo booth rental fountain valley</text:span></text:a></text:p>
      <text:p text:style-name="P1"><text:a xlink:type="simple" xlink:href="https://youtu.be/EUe8JfkM-u4" text:style-name="ListLabel_20_1" text:visited-style-name="ListLabel_20_1"><text:span text:style-name="T3">Roaming photo booth rental fountain valley</text:span></text:a></text:p>
      <text:p text:style-name="P1"><text:a xlink:type="simple" xlink:href="https://docs.google.com/spreadsheets/d/1GlP1QB_iQOmaGa11xuqtpEbntpeeApEEEOZ43NnSl-Q/edit#gid=0" text:style-name="ListLabel_20_1" text:visited-style-name="ListLabel_20_1"><text:span text:style-name="T3">Sheet1</text:span></text:a></text:p>
      <text:p text:style-name="P1"><text:a xlink:type="simple" xlink:href="https://docs.google.com/spreadsheets/d/1GlP1QB_iQOmaGa11xuqtpEbntpeeApEEEOZ43NnSl-Q/edit#gid=645588500" text:style-name="ListLabel_20_1" text:visited-style-name="ListLabel_20_1"><text:span text:style-name="T3">Keywords</text:span></text:a></text:p>
      <text:p text:style-name="P1"><text:a xlink:type="simple" xlink:href="https://docs.google.com/spreadsheets/d/1GlP1QB_iQOmaGa11xuqtpEbntpeeApEEEOZ43NnSl-Q/edit#gid=1192476821" text:style-name="ListLabel_20_1" text:visited-style-name="ListLabel_20_1"><text:span text:style-name="T3">Content</text:span></text:a></text:p>
      <text:p text:style-name="P1"><text:a xlink:type="simple" xlink:href="https://docs.google.com/spreadsheets/d/1GlP1QB_iQOmaGa11xuqtpEbntpeeApEEEOZ43NnSl-Q/edit#gid=645403799" text:style-name="ListLabel_20_1" text:visited-style-name="ListLabel_20_1"><text:span text:style-name="T3">Calendar Events</text:span></text:a></text:p>
      <text:p text:style-name="P1"><text:a xlink:type="simple" xlink:href="https://docs.google.com/spreadsheets/d/1GlP1QB_iQOmaGa11xuqtpEbntpeeApEEEOZ43NnSl-Q/edit#gid=2002354942" text:style-name="ListLabel_20_1" text:visited-style-name="ListLabel_20_1"><text:span text:style-name="T3">RSS Feeds</text:span></text:a></text:p>
      <text:p text:style-name="P1"><text:a xlink:type="simple" xlink:href="https://drive.google.com/drive/folders/132DcBOkTHwLQLoPQ0wMt8jMxnjk4yxcc?usp=sharing" text:style-name="ListLabel_20_1" text:visited-style-name="ListLabel_20_1"><text:span text:style-name="T3">Roaming photo booth rental fountain valley HTML</text:span></text:a></text:p>
      <text:p text:style-name="P1"><text:a xlink:type="simple" xlink:href="https://drive.google.com/file/d/13W5XSV9_UZ7itrIjZH_oj4MZ45EAMNVt/view?usp=sharing" text:style-name="ListLabel_20_1" text:visited-style-name="ListLabel_20_1"><text:span text:style-name="T3">Roaming photo booth rental fountain valley.html</text:span></text:a></text:p>
      <text:p text:style-name="P1"><text:a xlink:type="simple" xlink:href="https://drive.google.com/drive/folders/1Xw62ja-zEYmCbEy6sjqvHpwQzGa8qvVD?usp=sharing" text:style-name="ListLabel_20_1" text:visited-style-name="ListLabel_20_1"><text:span text:style-name="T3">Roaming photo booth rental fountain valley MSFT</text:span></text:a></text:p>
      <text:p text:style-name="P1"><text:a xlink:type="simple" xlink:href="https://docs.google.com/document/d/1ZqDTzUzIs0qVuElsAuz7v56jwyX2uRoqVfKEN9HZ2cU/edit?usp=sharing" text:style-name="ListLabel_20_1" text:visited-style-name="ListLabel_20_1"><text:span text:style-name="T3">Roaming photo booth rental Aliso Viejo</text:span></text:a></text:p>
      <text:p text:style-name="P1"><text:a xlink:type="simple" xlink:href="https://docs.google.com/document/d/1ZqDTzUzIs0qVuElsAuz7v56jwyX2uRoqVfKEN9HZ2cU/pub" text:style-name="ListLabel_20_1" text:visited-style-name="ListLabel_20_1"><text:span text:style-name="T3">Roaming photo booth rental Aliso Viejo pub</text:span></text:a></text:p>
      <text:p text:style-name="P1"><text:a xlink:type="simple" xlink:href="https://docs.google.com/document/d/1ZqDTzUzIs0qVuElsAuz7v56jwyX2uRoqVfKEN9HZ2cU/view" text:style-name="ListLabel_20_1" text:visited-style-name="ListLabel_20_1"><text:span text:style-name="T3">Roaming photo booth rental Aliso Viejo view</text:span></text:a></text:p>
      <text:p text:style-name="P1"><text:a xlink:type="simple" xlink:href="https://docs.google.com/document/d/1qYNS500gecIXGb3uJ_4pyN9YfnIGRP5JYRXJqsCHFho/edit?usp=sharing" text:style-name="ListLabel_20_1" text:visited-style-name="ListLabel_20_1"><text:span text:style-name="T3">Roaming photo booth rental Anaheim</text:span></text:a></text:p>
      <text:p text:style-name="P1"><text:a xlink:type="simple" xlink:href="https://docs.google.com/document/d/1qYNS500gecIXGb3uJ_4pyN9YfnIGRP5JYRXJqsCHFho/pub" text:style-name="ListLabel_20_1" text:visited-style-name="ListLabel_20_1"><text:span text:style-name="T3">Roaming photo booth rental Anaheim pub</text:span></text:a></text:p>
      <text:p text:style-name="P1"><text:a xlink:type="simple" xlink:href="https://docs.google.com/document/d/1qYNS500gecIXGb3uJ_4pyN9YfnIGRP5JYRXJqsCHFho/view" text:style-name="ListLabel_20_1" text:visited-style-name="ListLabel_20_1"><text:span text:style-name="T3">Roaming photo booth rental Anaheim view</text:span></text:a></text:p>
      <text:p text:style-name="P1"><text:a xlink:type="simple" xlink:href="https://docs.google.com/document/d/1iECpxvmVwE4R16qWr8u9e_gdQAgZr_EwengQeqQrgHY/edit?usp=sharing" text:style-name="ListLabel_20_1" text:visited-style-name="ListLabel_20_1"><text:span text:style-name="T3">Roaming photo booth rental Lake Forest</text:span></text:a></text:p>
      <text:p text:style-name="P1"><text:a xlink:type="simple" xlink:href="https://docs.google.com/document/d/1iECpxvmVwE4R16qWr8u9e_gdQAgZr_EwengQeqQrgHY/pub" text:style-name="ListLabel_20_1" text:visited-style-name="ListLabel_20_1"><text:span text:style-name="T3">Roaming photo booth rental Lake Forest pub</text:span></text:a></text:p>
      <text:p text:style-name="P1"><text:a xlink:type="simple" xlink:href="https://docs.google.com/document/d/1iECpxvmVwE4R16qWr8u9e_gdQAgZr_EwengQeqQrgHY/view" text:style-name="ListLabel_20_1" text:visited-style-name="ListLabel_20_1"><text:span text:style-name="T3">Roaming photo booth rental Lake Forest view</text:span></text:a></text:p>
      <text:p text:style-name="P1"><text:a xlink:type="simple" xlink:href="https://sites.google.com/view/huntingtonbeachphotobooth/home" text:style-name="ListLabel_20_1" text:visited-style-name="ListLabel_20_1"><text:span text:style-name="T3">Roaming photo booth rental fountain valley</text:span></text:a></text:p>
      <text:p text:style-name="P1"><text:a xlink:type="simple" xlink:href="https://sites.google.com/view/huntingtonbeachphotobooth/open-air-photo-booth-newport-beach" text:style-name="ListLabel_20_1" text:visited-style-name="ListLabel_20_1"><text:span text:style-name="T3">Roaming photo booth rental fountain valley</text:span></text:a></text:p>
      <text:p text:style-name="P1"><text:a xlink:type="simple" xlink:href="https://sites.google.com/view/newport-beach-photo-booths/home" text:style-name="ListLabel_20_1" text:visited-style-name="ListLabel_20_1"><text:span text:style-name="T3">Roaming photo booth rental fountain valley</text:span></text:a></text:p>
      <text:p text:style-name="P1"><text:a xlink:type="simple" xlink:href="https://sites.google.com/view/newport-beach-photo-booths/best-newport-beach-photo-booth-rental" text:style-name="ListLabel_20_1" text:visited-style-name="ListLabel_20_1"><text:span text:style-name="T3">Roaming photo booth rental fountain valley</text:span></text:a></text:p>
      <text:p text:style-name="P1"><text:a xlink:type="simple" xlink:href="https://sites.google.com/view/photoboothrentalalisoviejoca/home" text:style-name="ListLabel_20_1" text:visited-style-name="ListLabel_20_1"><text:span text:style-name="T3">Roaming photo booth rental fountain valley</text:span></text:a></text:p>
      <text:p text:style-name="P5"/>
      <text:p text:style-name="P10"><text:span text:style-name="T2">CONTACT US</text:span></text:p>
      <text:p text:style-name="P1">You can reach us at :</text:p>
      <text:p text:style-name="P1"/>
      <text:p text:style-name="P1">Lucky Frog Photo Booth Photo Booth Rental Orange County</text:p>
      <text:p text:style-name="P1">15700 Belshire Ave, Norwalk, CA 90650</text:p>
      <text:p text:style-name="P1">(562) 303-9926</text:p>
      <text:p text:style-name="P1"/>
      <text:p text:style-name="P4"/>
      <text:p text:style-name="P8"><text:span text:style-name="T2">Website</text:span></text:p>
      <text:p text:style-name="P1">Visit our Website here :</text:p>
      <text:p text:style-name="P1"/>
      <text:p text:style-name="P1"><text:a xlink:type="simple" xlink:href="https://sites.google.com/view/fountain-valley-gifphoto-booth/home" text:style-name="ListLabel_20_1" text:visited-style-name="ListLabel_20_1"><text:span text:style-name="T3">https://sites.google.com/view/fountain-valley-gifphoto-booth/hom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Poppins" svg:font-family="Poppi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oppins1" svg:font-family="Poppi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ListLabel_20_1" style:display-name="ListLabel 1" style:family="text">
      <style:text-properties fo:color="#0000ee"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color="#0000ee" style:text-underline-style="solid" style:text-underline-width="auto" style:text-underline-color="font-color"/>
    </style:style>
    <style:style style:name="M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MT1" style:family="text"/>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text:p text:style-name="MP2"><draw:frame draw:style-name="Mfr1" draw:name="image1.jpg" text:anchor-type="as-char" svg:width="6.25in" svg:height="4.6807in" draw:z-index="4"><draw:image xlink:href="Pictures/10000000000009C4000007538B018440954038B4.jpg" xlink:type="simple" xlink:show="embed" xlink:actuate="onLoad" loext:mime-type="image/jpeg"/><svg:desc>https://drive.google.com/file/d/1Ub_baxN1yIKa7z6PHbWKiQ5Hv3QmkYdb/view?usp=drivesdk</svg:desc></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5" meta:paragraph-count="103" meta:word-count="2656" meta:character-count="16325" meta:non-whitespace-character-count="13765"/>
    <meta:generator>LibreOfficeDev/6.0.5.2$Linux_X86_64 LibreOffice_project/</meta:generator>
  </office:meta>
</office:document-meta>
</file>